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2" style:family="graphic" style:parent-style-name="standard">
      <style:graphic-properties draw:stroke="none" svg:stroke-width="0.05cm" svg:stroke-color="#ffffff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draw:stroke="solid" svg:stroke-width="0.15cm" svg:stroke-color="#ffffff" draw:marker-start="" draw:marker-start-width="0.35cm" draw:marker-end="" draw:marker-end-width="0.35cm" draw:fill="none" draw:fill-color="#ffffff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</office:automatic-styles>
  <office:body>
    <office:drawing>
      <draw:page draw:name="page1" draw:style-name="dp1" draw:master-page-name="Default">
        <draw:path draw:style-name="gr1" draw:text-style-name="P1" draw:layer="layout" svg:width="1.44cm" svg:height="2.056cm" svg:x="4.042cm" svg:y="8.5cm" svg:viewBox="0 0 1441 2057" svg:d="m603 2057c0-535-4-1307-4-1842-200 0-400 0-599 0 0-72 0-143 0-215 480 0 960 0 1441 0 0 72 0 143 0 215-201 0-401 0-602 0 0 535 4 1307 4 1842-80 0-160 0-240 0z">
          <text:p/>
        </draw:path>
        <draw:path draw:style-name="gr1" draw:text-style-name="P1" draw:layer="layout" svg:width="1.601cm" svg:height="1.817cm" svg:x="5.736cm" svg:y="8.501cm" svg:viewBox="0 0 1602 1818" svg:d="m0 1818v-1818h806c162 0 285 16 370 49 84 33 151 90 202 173 50 83 76 174 76 274 0 129-42 238-126 326s-212 145-387 169c64 31 112 61 145 91 71 64 137 145 200 242l316 494h-302l-241-378c-70-109-128-193-173-250-46-58-87-99-123-122-36-23-72-39-109-48-28-6-72-9-134-9h-279v807zm241-1015h517c110 0 196-12 258-35s109-59 141-109c32-50 49-104 49-163 0-86-32-157-94-212s-161-83-296-83h-575z">
          <text:p/>
        </draw:path>
        <draw:path draw:style-name="gr1" draw:text-style-name="P1" draw:layer="layout" svg:width="1.701cm" svg:height="1.817cm" svg:x="7.365cm" svg:y="8.501cm" svg:viewBox="0 0 1702 1818" svg:d="m0 1818 698-1818h259l745 1818h-274l-213-550h-760l-200 550zm525-746h616l-190-504c-58-153-101-279-129-377-23 117-56 232-98 347z">
          <text:p/>
        </draw:path>
        <draw:path draw:style-name="gr1" draw:text-style-name="P1" draw:layer="layout" svg:width="1.606cm" svg:height="1.879cm" svg:x="9.189cm" svg:y="8.47cm" svg:viewBox="0 0 1607 1880" svg:d="m1367 1212 240 60c-50 198-141 349-272 452s-291 156-480 156c-196 0-356-40-479-120-122-79-216-195-280-346s-96-314-96-488c0-189 36-354 109-495 72-141 175-248 308-321s281-110 441-110c182 0 335 46 459 139 124 93 211 223 259 391l-237 55c-42-132-103-228-183-289-80-60-181-90-303-90-139 0-256 33-350 100s-160 157-198 270c-38 113-57 229-57 349 0 155 23 290 68 405s115 202 210 259c95 57 198 85 309 85 134 0 249-39 342-116 93-78 157-193 190-346z">
          <text:p/>
        </draw:path>
        <draw:path draw:style-name="gr1" draw:text-style-name="P1" draw:layer="layout" svg:width="1.356cm" svg:height="1.818cm" svg:x="11.096cm" svg:y="8.5cm" svg:viewBox="0 0 1357 1819" svg:d="m0 1819c0-607 0-1213 0-1819 438 0 876 0 1315 0 0 72 0 143 0 215-358 0-716 0-1074 0 0 185 0 371 0 557 335 0 670 0 1005 0 0 71 0 142 0 213-335 0-670 0-1005 0 0 206 0 413 0 619 372 0 744 0 1116 0 0 72 0 143 0 215-452 0-905 0-1357 0z">
          <text:p/>
        </draw:path>
        <draw:path draw:style-name="gr1" draw:text-style-name="P1" draw:layer="layout" svg:width="1.601cm" svg:height="1.817cm" svg:x="12.788cm" svg:y="8.501cm" svg:viewBox="0 0 1602 1818" svg:d="m0 1818v-1818h806c162 0 285 16 370 49 84 33 151 90 202 173 50 83 76 174 76 274 0 129-42 238-126 326s-212 145-387 169c64 31 112 61 145 91 71 64 137 145 200 242l316 494h-302l-241-378c-70-109-128-193-173-250-46-58-87-99-123-122-36-23-72-39-109-48-28-6-72-9-134-9h-279v807zm241-1015h517c110 0 196-12 258-35s109-59 141-109c32-50 49-104 49-163 0-86-32-157-94-212s-161-83-296-83h-575z">
          <text:p/>
        </draw:path>
        <draw:path draw:style-name="gr1" draw:text-style-name="P1" draw:layer="layout" svg:width="10.438cm" svg:height="0.134cm" svg:x="4.643cm" svg:y="10.521cm" svg:viewBox="0 0 10439 135" svg:d="m0 135c0-23 0-45 0-68s0-45 0-67c3480 0 6959 0 10439 0 0 22 0 45 0 67s0 45 0 68c-3480 0-6959 0-10439 0z">
          <text:p/>
        </draw:path>
        <draw:path draw:style-name="gr1" draw:text-style-name="P1" draw:layer="layout" svg:width="10.438cm" svg:height="0.134cm" svg:x="3.983cm" svg:y="10.826cm" svg:viewBox="0 0 10439 135" svg:d="m0 135c0-23 0-45 0-68s0-45 0-67c3480 0 6959 0 10439 0 0 22 0 45 0 67s0 45 0 68c-3480 0-6959 0-10439 0z">
          <text:p/>
        </draw:path>
        <draw:path draw:style-name="gr1" draw:text-style-name="P1" draw:layer="layout" svg:width="1.44cm" svg:height="2.056cm" svg:x="4.254cm" svg:y="12.827cm" svg:viewBox="0 0 1441 2057" svg:d="m603 2057c0-535-4-1307-4-1842-200 0-400 0-599 0 0-72 0-143 0-215 480 0 960 0 1441 0 0 72 0 143 0 215-201 0-401 0-602 0 0 535 4 1307 4 1842-80 0-160 0-240 0z">
          <text:p/>
        </draw:path>
        <draw:path draw:style-name="gr1" draw:text-style-name="P1" draw:layer="layout" svg:width="1.601cm" svg:height="1.817cm" svg:x="5.948cm" svg:y="12.828cm" svg:viewBox="0 0 1602 1818" svg:d="m0 1818v-1818h806c162 0 285 16 370 49 84 33 151 90 202 173 50 83 76 174 76 274 0 129-42 238-126 326s-212 145-387 169c64 31 112 61 145 91 71 64 137 145 200 242l316 494h-302l-241-378c-70-109-128-193-173-250-46-58-87-99-123-122-36-23-72-39-109-48-28-6-72-9-134-9h-279v807zm241-1015h517c110 0 196-12 258-35s109-59 141-109c32-50 49-104 49-163 0-86-32-157-94-212s-161-83-296-83h-575z">
          <text:p/>
        </draw:path>
        <draw:path draw:style-name="gr1" draw:text-style-name="P1" draw:layer="layout" svg:width="1.701cm" svg:height="1.817cm" svg:x="7.577cm" svg:y="12.828cm" svg:viewBox="0 0 1702 1818" svg:d="m0 1818 698-1818h259l745 1818h-274l-213-550h-760l-200 550zm525-746h616l-190-504c-58-153-101-279-129-377-23 117-56 232-98 347z">
          <text:p/>
        </draw:path>
        <draw:path draw:style-name="gr1" draw:text-style-name="P1" draw:layer="layout" svg:width="1.606cm" svg:height="1.879cm" svg:x="9.401cm" svg:y="12.797cm" svg:viewBox="0 0 1607 1880" svg:d="m1367 1212 240 60c-50 198-141 349-272 452s-291 156-480 156c-196 0-356-40-479-120-122-79-216-195-280-346s-96-314-96-488c0-189 36-354 109-495 72-141 175-248 308-321s281-110 441-110c182 0 335 46 459 139 124 93 211 223 259 391l-237 55c-42-132-103-228-183-289-80-60-181-90-303-90-139 0-256 33-350 100s-160 157-198 270c-38 113-57 229-57 349 0 155 23 290 68 405s115 202 210 259c95 57 198 85 309 85 134 0 249-39 342-116 93-78 157-193 190-346z">
          <text:p/>
        </draw:path>
        <draw:path draw:style-name="gr1" draw:text-style-name="P1" draw:layer="layout" svg:width="1.356cm" svg:height="1.818cm" svg:x="11.308cm" svg:y="12.827cm" svg:viewBox="0 0 1357 1819" svg:d="m0 1819c0-607 0-1213 0-1819 438 0 876 0 1315 0 0 72 0 143 0 215-358 0-716 0-1074 0 0 185 0 371 0 557 335 0 670 0 1005 0 0 71 0 142 0 213-335 0-670 0-1005 0 0 206 0 413 0 619 372 0 744 0 1116 0 0 72 0 143 0 215-452 0-905 0-1357 0z">
          <text:p/>
        </draw:path>
        <draw:path draw:style-name="gr1" draw:text-style-name="P1" draw:layer="layout" svg:width="2.008cm" svg:height="2.458cm" svg:x="13cm" svg:y="12.828cm" svg:viewBox="0 0 2009 2459" svg:d="m0 1819v-1819h806c162 0 285 16 369 49 85 33 152 90 203 173 50 83 75 174 75 274 0 129-41 237-125 326s-213 145-387 169c64 31 112 61 145 91 70 64 137 145 200 242l723 1135h-303l-647-1019c-70-109-128-192-174-250-45-58-86-99-122-122s-73-39-110-48c-27-6-72-9-134-9h-279v808zm240-1016h517c110 0 196-11 258-34s110-60 142-110 48-104 48-163c0-86-30-156-93-212s-161-83-296-83h-576z">
          <text:p/>
        </draw:path>
        <draw:path draw:style-name="gr1" draw:text-style-name="P1" draw:layer="layout" svg:width="9.799cm" svg:height="0.137cm" svg:x="4.855cm" svg:y="14.845cm" svg:viewBox="0 0 9800 138" svg:d="m0 138c0-23 0-44 0-67s0-45 0-68c3480 0 6320-3 9800-3 0 23 0 46 0 68s0 44 0 67c-3480 0-6320 3-9800 3z">
          <text:p/>
        </draw:path>
        <draw:path draw:style-name="gr1" draw:text-style-name="P1" draw:layer="layout" svg:width="10.705cm" svg:height="0.135cm" svg:x="4.195cm" svg:y="15.152cm" svg:viewBox="0 0 10706 136" svg:d="m0 136c0-23 0-44 0-67s0-45 0-68c3480 0 7226-1 10706-1 0 23 0 46 0 68s0 44 0 67c-3480 0-7226 1-10706 1z">
          <text:p/>
        </draw:path>
        <draw:path draw:style-name="gr1" draw:text-style-name="P1" draw:layer="layout" svg:width="1.44cm" svg:height="2.056cm" svg:x="4.007cm" svg:y="3.591cm" svg:viewBox="0 0 1441 2057" svg:d="m603 2057c0-535-4-1307-4-1842-200 0-400 0-599 0 0-72 0-143 0-215 480 0 960 0 1441 0 0 72 0 143 0 215-201 0-401 0-602 0 0 535 4 1307 4 1842-80 0-160 0-240 0z">
          <text:p/>
        </draw:path>
        <draw:path draw:style-name="gr1" draw:text-style-name="P1" draw:layer="layout" svg:width="1.601cm" svg:height="1.817cm" svg:x="5.701cm" svg:y="3.592cm" svg:viewBox="0 0 1602 1818" svg:d="m0 1818v-1818h806c162 0 285 16 370 49 84 33 151 90 202 173 50 83 76 174 76 274 0 129-42 238-126 326s-212 145-387 169c64 31 112 61 145 91 71 64 137 145 200 242l316 494h-302l-241-378c-70-109-128-193-173-250-46-58-87-99-123-122-36-23-72-39-109-48-28-6-72-9-134-9h-279v807zm241-1015h517c110 0 196-12 258-35s109-59 141-109c32-50 49-104 49-163 0-86-32-157-94-212s-161-83-296-83h-575z">
          <text:p/>
        </draw:path>
        <draw:path draw:style-name="gr1" draw:text-style-name="P1" draw:layer="layout" svg:width="1.701cm" svg:height="1.817cm" svg:x="7.33cm" svg:y="3.592cm" svg:viewBox="0 0 1702 1818" svg:d="m0 1818 698-1818h259l745 1818h-274l-213-550h-760l-200 550zm525-746h616l-190-504c-58-153-101-279-129-377-23 117-56 232-98 347z">
          <text:p/>
        </draw:path>
        <draw:path draw:style-name="gr1" draw:text-style-name="P1" draw:layer="layout" svg:width="1.606cm" svg:height="1.879cm" svg:x="9.154cm" svg:y="3.561cm" svg:viewBox="0 0 1607 1880" svg:d="m1367 1212 240 60c-50 198-141 349-272 452s-291 156-480 156c-196 0-356-40-479-120-122-79-216-195-280-346s-96-314-96-488c0-189 36-354 109-495 72-141 175-248 308-321s281-110 441-110c182 0 335 46 459 139 124 93 211 223 259 391l-237 55c-42-132-103-228-183-289-80-60-181-90-303-90-139 0-256 33-350 100s-160 157-198 270c-38 113-57 229-57 349 0 155 23 290 68 405s115 202 210 259c95 57 198 85 309 85 134 0 249-39 342-116 93-78 157-193 190-346z">
          <text:p/>
        </draw:path>
        <draw:path draw:style-name="gr1" draw:text-style-name="P1" draw:layer="layout" svg:width="1.356cm" svg:height="1.818cm" svg:x="11.061cm" svg:y="3.591cm" svg:viewBox="0 0 1357 1819" svg:d="m0 1819c0-607 0-1213 0-1819 438 0 876 0 1315 0 0 72 0 143 0 215-358 0-716 0-1074 0 0 185 0 371 0 557 335 0 670 0 1005 0 0 71 0 142 0 213-335 0-670 0-1005 0 0 206 0 413 0 619 372 0 744 0 1116 0 0 72 0 143 0 215-452 0-905 0-1357 0z">
          <text:p/>
        </draw:path>
        <draw:path draw:style-name="gr1" draw:text-style-name="P1" draw:layer="layout" svg:width="1.601cm" svg:height="1.817cm" svg:x="12.753cm" svg:y="3.592cm" svg:viewBox="0 0 1602 1818" svg:d="m0 1818v-1818h806c162 0 285 16 370 49 84 33 151 90 202 173 50 83 76 174 76 274 0 129-42 238-126 326s-212 145-387 169c64 31 112 61 145 91 71 64 137 145 200 242l316 494h-302l-241-378c-70-109-128-193-173-250-46-58-87-99-123-122-36-23-72-39-109-48-28-6-72-9-134-9h-279v807zm241-1015h517c110 0 196-12 258-35s109-59 141-109c32-50 49-104 49-163 0-86-32-157-94-212s-161-83-296-83h-575z">
          <text:p/>
        </draw:path>
        <draw:custom-shape draw:style-name="gr2" draw:text-style-name="P1" draw:layer="layout" svg:width="9.907cm" svg:height="0.334cm" svg:x="4.609cm" svg:y="5.6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907cm" svg:height="0.334cm" svg:x="3.997cm" svg:y="6.19cm">
          <text:p/>
          <draw:enhanced-geometry svg:viewBox="0 0 21600 21600" draw:type="rectangle" draw:enhanced-path="M 0 0 L 21600 0 21600 21600 0 21600 0 0 Z N"/>
        </draw:custom-shape>
        <draw:g>
          <draw:line draw:style-name="gr3" draw:text-style-name="P2" draw:layer="layout" svg:x1="6.584cm" svg:y1="6.083cm" svg:x2="6.916cm" svg:y2="5.751cm">
            <text:p/>
          </draw:line>
          <draw:line draw:style-name="gr3" draw:text-style-name="P2" draw:layer="layout" svg:x1="6.605cm" svg:y1="5.543cm" svg:x2="6.917cm" svg:y2="5.855cm">
            <text:p/>
          </draw:line>
        </draw:g>
        <draw:g>
          <draw:line draw:style-name="gr3" draw:text-style-name="P2" draw:layer="layout" svg:x1="6.585cm" svg:y1="6.083cm" svg:x2="6.917cm" svg:y2="5.751cm">
            <text:p/>
          </draw:line>
          <draw:line draw:style-name="gr3" draw:text-style-name="P2" draw:layer="layout" svg:x1="6.606cm" svg:y1="5.543cm" svg:x2="6.918cm" svg:y2="5.855cm">
            <text:p/>
          </draw:line>
        </draw:g>
        <draw:g>
          <draw:line draw:style-name="gr3" draw:text-style-name="P2" draw:layer="layout" svg:x1="11.458cm" svg:y1="6.634cm" svg:x2="11.126cm" svg:y2="6.302cm">
            <text:p/>
          </draw:line>
          <draw:line draw:style-name="gr3" draw:text-style-name="P2" draw:layer="layout" svg:x1="11.437cm" svg:y1="6.094cm" svg:x2="11.125cm" svg:y2="6.406cm">
            <text:p/>
          </draw:line>
        </draw:g>
        <draw:g>
          <draw:line draw:style-name="gr3" draw:text-style-name="P2" draw:layer="layout" svg:x1="7.246cm" svg:y1="6.083cm" svg:x2="7.578cm" svg:y2="5.751cm">
            <text:p/>
          </draw:line>
          <draw:line draw:style-name="gr3" draw:text-style-name="P2" draw:layer="layout" svg:x1="7.267cm" svg:y1="5.543cm" svg:x2="7.579cm" svg:y2="5.855cm">
            <text:p/>
          </draw:line>
        </draw:g>
        <draw:g>
          <draw:line draw:style-name="gr3" draw:text-style-name="P2" draw:layer="layout" svg:x1="5.912cm" svg:y1="6.083cm" svg:x2="6.244cm" svg:y2="5.751cm">
            <text:p/>
          </draw:line>
          <draw:line draw:style-name="gr3" draw:text-style-name="P2" draw:layer="layout" svg:x1="5.933cm" svg:y1="5.543cm" svg:x2="6.245cm" svg:y2="5.855cm">
            <text:p/>
          </draw:line>
        </draw:g>
        <draw:g>
          <draw:line draw:style-name="gr3" draw:text-style-name="P2" draw:layer="layout" svg:x1="12.104cm" svg:y1="6.634cm" svg:x2="11.772cm" svg:y2="6.302cm">
            <text:p/>
          </draw:line>
          <draw:line draw:style-name="gr3" draw:text-style-name="P2" draw:layer="layout" svg:x1="12.083cm" svg:y1="6.094cm" svg:x2="11.771cm" svg:y2="6.406cm">
            <text:p/>
          </draw:line>
        </draw:g>
        <draw:g>
          <draw:line draw:style-name="gr3" draw:text-style-name="P2" draw:layer="layout" svg:x1="12.75cm" svg:y1="6.634cm" svg:x2="12.418cm" svg:y2="6.302cm">
            <text:p/>
          </draw:line>
          <draw:line draw:style-name="gr3" draw:text-style-name="P2" draw:layer="layout" svg:x1="12.729cm" svg:y1="6.094cm" svg:x2="12.417cm" svg:y2="6.40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6T15:32:08.550271334</meta:creation-date>
    <dc:date>2013-12-06T16:07:57.611301333</dc:date>
    <meta:editing-duration>PT21M48S</meta:editing-duration>
    <meta:editing-cycles>2</meta:editing-cycles>
    <meta:generator>LibreOffice/4.1.2.3$Linux_X86_64 LibreOffice_project/410m0$Build-3</meta:generator>
    <meta:document-statistic meta:object-count="45"/>
  </office:meta>
</office:document-meta>
</file>